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12.2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>
            <text:p>IT number </text:p>
          </table:table-cell>
          <table:table-cell table:style-name="Default" office:value-type="string">
            <text:p>Serial number</text:p>
          </table:table-cell>
          <table:table-cell office:value-type="string">
            <text:p>Wada</text:p>
          </table:table-cell>
        </table:table-row>
        <table:table-row table:style-name="ro1">
          <table:table-cell office:value-type="string">
            <text:p>IT 3297</text:p>
          </table:table-cell>
          <table:table-cell/>
          <table:table-cell office:value-type="string">
            <text:p>Stłuczony ekran</text:p>
          </table:table-cell>
        </table:table-row>
        <table:table-row table:style-name="ro1">
          <table:table-cell/>
          <table:table-cell office:value-type="float" office:value="1815000502101">
            <text:p>1815000502101</text:p>
          </table:table-cell>
          <table:table-cell office:value-type="string">
            <text:p>Wewnętrzny akumulator nie działa, spust zepsuty, soft</text:p>
          </table:table-cell>
        </table:table-row>
        <table:table-row table:style-name="ro1">
          <table:table-cell/>
          <table:table-cell office:value-type="float" office:value="1814200504453">
            <text:p>1814200504453</text:p>
          </table:table-cell>
          <table:table-cell office:value-type="string">
            <text:p>Pęknięta szyba skanera, nie działa dotyk</text:p>
          </table:table-cell>
        </table:table-row>
        <table:table-row table:style-name="ro1">
          <table:table-cell office:value-type="string">
            <text:p>IT3113</text:p>
          </table:table-cell>
          <table:table-cell office:value-type="float" office:value="1723200501983">
            <text:p>1723200501983</text:p>
          </table:table-cell>
          <table:table-cell office:value-type="string">
            <text:p>Uszkodzony spust, uszkodzony ekran</text:p>
          </table:table-cell>
        </table:table-row>
        <table:table-row table:style-name="ro1">
          <table:table-cell/>
          <table:table-cell office:value-type="float" office:value="1833800500370">
            <text:p>1833800500370</text:p>
          </table:table-cell>
          <table:table-cell office:value-type="string">
            <text:p>Dotyk zepsuty</text:p>
          </table:table-cell>
        </table:table-row>
        <table:table-row table:style-name="ro1">
          <table:table-cell office:value-type="string">
            <text:p>IT4923</text:p>
          </table:table-cell>
          <table:table-cell office:value-type="float" office:value="1832400501357">
            <text:p>1832400501357</text:p>
          </table:table-cell>
          <table:table-cell office:value-type="string">
            <text:p>Nie uruchamia się, uszkodzony spust</text:p>
          </table:table-cell>
        </table:table-row>
        <table:table-row table:style-name="ro1">
          <table:table-cell/>
          <table:table-cell office:value-type="float" office:value="1800900500498">
            <text:p>1800900500498</text:p>
          </table:table-cell>
          <table:table-cell office:value-type="string">
            <text:p>Spust nie działa</text:p>
          </table:table-cell>
        </table:table-row>
        <table:table-row table:style-name="ro1">
          <table:table-cell office:value-type="string">
            <text:p>IT4336</text:p>
          </table:table-cell>
          <table:table-cell office:value-type="string">
            <text:p>18065D8382</text:p>
          </table:table-cell>
          <table:table-cell office:value-type="string">
            <text:p>Nie skanuje</text:p>
          </table:table-cell>
        </table:table-row>
        <table:table-row table:style-name="ro1">
          <table:table-cell/>
          <table:table-cell office:value-type="string">
            <text:p>18288D809B</text:p>
          </table:table-cell>
          <table:table-cell office:value-type="string">
            <text:p>Nie skanuje</text:p>
          </table:table-cell>
        </table:table-row>
        <table:table-row table:style-name="ro1">
          <table:table-cell office:value-type="string">
            <text:p>IT3928</text:p>
          </table:table-cell>
          <table:table-cell office:value-type="float" office:value="1814700500627">
            <text:p>1814700500627</text:p>
          </table:table-cell>
          <table:table-cell office:value-type="string">
            <text:p>Wgrać system</text:p>
          </table:table-cell>
        </table:table-row>
        <table:table-row table:style-name="ro1">
          <table:table-cell office:value-type="string">
            <text:p>IT4334</text:p>
          </table:table-cell>
          <table:table-cell office:value-type="string">
            <text:p>18213D8105</text:p>
          </table:table-cell>
          <table:table-cell office:value-type="string">
            <text:p>Nie skanuje</text:p>
          </table:table-cell>
        </table:table-row>
        <table:table-row table:style-name="ro1">
          <table:table-cell/>
          <table:table-cell office:value-type="string">
            <text:p>18213D80F9</text:p>
          </table:table-cell>
          <table:table-cell office:value-type="string">
            <text:p>Nie skanuje</text:p>
          </table:table-cell>
        </table:table-row>
        <table:table-row table:style-name="ro1">
          <table:table-cell/>
          <table:table-cell office:value-type="string">
            <text:p>18058D80E1</text:p>
          </table:table-cell>
          <table:table-cell office:value-type="string">
            <text:p>Nie skanuje</text:p>
          </table:table-cell>
        </table:table-row>
        <table:table-row table:style-name="ro1">
          <table:table-cell office:value-type="string">
            <text:p>IT4333</text:p>
          </table:table-cell>
          <table:table-cell office:value-type="string">
            <text:p>18213D815F</text:p>
          </table:table-cell>
          <table:table-cell office:value-type="string">
            <text:p>Laser nie działa</text:p>
          </table:table-cell>
        </table:table-row>
        <table:table-row table:style-name="ro1">
          <table:table-cell office:value-type="string">
            <text:p>IT4728</text:p>
          </table:table-cell>
          <table:table-cell office:value-type="string">
            <text:p>18194D808F</text:p>
          </table:table-cell>
          <table:table-cell office:value-type="string">
            <text:p>Zepsuty laser</text:p>
          </table:table-cell>
        </table:table-row>
        <table:table-row table:style-name="ro1">
          <table:table-cell office:value-type="string">
            <text:p>IT3733</text:p>
          </table:table-cell>
          <table:table-cell table:style-name="Default" office:value-type="float" office:value="1800900500499">
            <text:p>1800900500499</text:p>
          </table:table-cell>
          <table:table-cell office:value-type="string">
            <text:p>Spust nie działa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4">24.07.2020</text:date>, <text:time>13:21:3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ł Jakonis</meta:initial-creator>
    <meta:creation-date>2020-07-23T10:33:27.48</meta:creation-date>
    <dc:date>2020-07-24T13:21:31.38</dc:date>
    <dc:creator>Rafał Jakonis</dc:creator>
    <meta:editing-duration>PT34M12S</meta:editing-duration>
    <meta:editing-cycles>4</meta:editing-cycles>
    <meta:generator>OpenOffice/4.1.6$Win32 OpenOffice.org_project/416m1$Build-9790</meta:generator>
    <meta:document-statistic meta:table-count="3" meta:cell-count="43" meta:object-count="0"/>
  </office:meta>
</office:document-meta>
</file>